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4pt"/>
    </style:style>
    <style:style style:name="co4" style:family="table-column">
      <style:table-column-properties fo:break-before="auto" style:column-width="72.65pt"/>
    </style:style>
    <style:style style:name="co5" style:family="table-column">
      <style:table-column-properties fo:break-before="auto" style:column-width="80.7pt"/>
    </style:style>
    <style:style style:name="co6" style:family="table-column">
      <style:table-column-properties fo:break-before="auto" style:column-width="7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/>
    </style:style>
  </office:automatic-styles>
  <office:body>
    <office:spreadsheet>
      <table:table table:name="IR losses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attery Current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 (mm)</text:p>
          </table:table-cell>
          <table:table-cell office:value-type="string" calcext:value-type="string">
            <text:p>thick(mm)</text:p>
          </table:table-cell>
          <table:table-cell office:value-type="string" calcext:value-type="string">
            <text:p>width(mm)</text:p>
          </table:table-cell>
          <table:table-cell/>
          <table:table-cell office:value-type="string" calcext:value-type="string">
            <text:p>Resistance (<text:span text:style-name="T1">Ω)</text:span></text:p>
          </table:table-cell>
          <table:table-cell/>
          <table:table-cell office:value-type="string" calcext:value-type="string">
            <text:p>current(A)</text:p>
          </table:table-cell>
          <table:table-cell office:value-type="string" calcext:value-type="string">
            <text:p>Connections (#)</text:p>
          </table:table-cell>
          <table:table-cell office:value-type="string" calcext:value-type="string">
            <text:p>IR loss (W)</text:p>
          </table:table-cell>
          <table:table-cell/>
          <table:table-cell office:value-type="string" calcext:value-type="string">
            <text:p>Voltage sag (V)</text:p>
          </table:table-cell>
        </table:table-row>
        <table:table-row table:style-name="ro1">
          <table:table-cell office:value-type="string" calcext:value-type="string">
            <text:p>Nickel strip</text:p>
          </table:table-cell>
          <table:table-cell office:value-type="float" office:value="0.0000000699" calcext:value-type="float">
            <text:p>6.99E-0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6]*([.D6]/1000)/(([.E6]/1000)*([.F6]/1000))" office:value-type="float" office:value="0.001165" calcext:value-type="float">
            <text:p>0.001165</text:p>
          </table:table-cell>
          <table:table-cell/>
          <table:table-cell table:formula="of:=[.B1]/24" office:value-type="float" office:value="8.33333333333333" calcext:value-type="float">
            <text:p>8.3333333333</text:p>
          </table:table-cell>
          <table:table-cell table:formula="of:=24*24" office:value-type="float" office:value="576" calcext:value-type="float">
            <text:p>576</text:p>
          </table:table-cell>
          <table:table-cell table:formula="of:=([.J6]*[.J6]*[.H6]*[.K6])" office:value-type="float" office:value="46.6" calcext:value-type="float">
            <text:p>46.6</text:p>
          </table:table-cell>
          <table:table-cell/>
          <table:table-cell table:formula="of:=[.L6]/[.B1]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12mil wire bon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formula="of:=0.0093*([.D7]/25.4)" office:value-type="float" office:value="0.00549212598425197" calcext:value-type="float">
            <text:p>0.005492126</text:p>
          </table:table-cell>
          <table:table-cell/>
          <table:table-cell table:formula="of:=[.B1]/50" office:value-type="float" office:value="4" calcext:value-type="float">
            <text:p>4</text:p>
          </table:table-cell>
          <table:table-cell table:formula="of:=50*24" office:value-type="float" office:value="1200" calcext:value-type="float">
            <text:p>1200</text:p>
          </table:table-cell>
          <table:table-cell table:formula="of:=([.J7]*[.J7]*[.H7]*[.K7])" office:value-type="float" office:value="105.448818897638" calcext:value-type="float">
            <text:p>105.4488188976</text:p>
          </table:table-cell>
          <table:table-cell/>
          <table:table-cell table:formula="of:=[.L7]/[.B1]" office:value-type="float" office:value="0.527244094488189" calcext:value-type="float">
            <text:p>0.5272440945</text:p>
          </table:table-cell>
        </table:table-row>
      </table:table>
      <table:table table:name="DCR losses" table:style-name="ta1">
        <table:table-column table:style-name="co2" table:default-cell-style-name="Default"/>
        <table:table-row table:style-name="ro1">
          <table:table-cell office:value-type="string" calcext:value-type="string">
            <text:p>D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0:23:54.603000000</meta:creation-date>
    <dc:date>2019-03-03T10:43:15.442000000</dc:date>
    <meta:editing-duration>PT3M16S</meta:editing-duration>
    <meta:editing-cycles>2</meta:editing-cycles>
    <meta:generator>LibreOffice/4.4.3.2$Windows_x86 LibreOffice_project/88805f81e9fe61362df02b9941de8e38a9b5fd16</meta:generator>
    <meta:document-statistic meta:table-count="2" meta:cell-count="29" meta:object-count="0"/>
  </office:meta>
</office:document-meta>
</file>